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a10000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a10000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P1 - greetings!</text:p>
      <text:p text:style-name="P2">ive been meaning to say hello since you arrived</text:p>
      <text:p text:style-name="P2">yes but not the one youre thinking of</text:p>
      <text:p text:style-name="P2">i like to consider myself as something of a caretaker for this place</text:p>
      <text:p text:style-name="P2">id refer to myself as an excellent host but that has become kind of a loaded phrase</text:p>
      <text:p text:style-name="P2">i should hope not!</text:p>
      <text:p text:style-name="P2">anyway those of us who are concerned with the preservation of reality have been looking forward to this day for some time</text:p>
      <text:p text:style-name="P2">not the devastation so much as your arrival</text:p>
      <text:p text:style-name="P2">you have some big plans yes?</text:p>
      <text:p text:style-name="P2">oh nothing! i am merely extending the courtesy of a formal welcome</text:p>
      <text:p text:style-name="P2">now off with you! go find your friends</text:p>
      <text:p text:style-name="P2">that IS why youve finally come out of your palace isnt it?</text:p>
      <text:p text:style-name="P2">ta!</text:p>
      <text:p text:style-name="P2">MP2 - lost?</text:p>
      <text:p text:style-name="P2">yes thats a dead end</text:p>
      <text:p text:style-name="P2">where you want to go is</text:p>
      <text:p text:style-name="P2">THAT way</text:p>
      <text:p text:style-name="P2">*nk-nkt*</text:p>
      <text:p text:style-name="P2">_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9" meta:word-count="141" meta:character-count="697"/>
    <meta:generator>OpenOffice/4.1.2$Win32 OpenOffice.org_project/412m3$Build-9782</meta:generator>
  </office:meta>
</office:document-meta>
</file>